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20pt" style:font-size-asian="20pt" style:font-size-complex="20pt"/>
    </style:style>
    <style:style style:name="P2" style:parent-style-name="Normal" style:family="paragraph">
      <style:text-properties fo:font-weight="bold" style:font-weight-asian="bold" style:font-weight-complex="bold" fo:font-size="14pt" style:font-size-asian="14pt" style:font-size-complex="14pt"/>
    </style:style>
    <style:style style:name="T3" style:parent-style-name="DefaultParagraphFont" style:family="text">
      <style:text-properties fo:font-weight="bold" style:font-weight-asian="bold" style:font-weight-complex="bold" fo:font-size="14pt" style:font-size-asian="14pt" style:font-size-complex="14pt"/>
    </style:style>
    <style:style style:name="T4" style:parent-style-name="DefaultParagraphFont" style:family="text">
      <style:text-properties fo:font-size="14pt" style:font-size-asian="14pt" style:font-size-complex="14pt"/>
    </style:style>
    <style:style style:name="T5" style:parent-style-name="DefaultParagraphFont" style:family="text">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weight="bold" style:font-weight-asian="bold" style:font-weight-complex="bold" fo:font-size="20pt" style:font-size-asian="20pt" style:font-size-complex="20pt"/>
    </style:style>
    <style:style style:name="P8"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9"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10"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11"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12"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13"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14"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15"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16"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17" style:parent-style-name="NormalWeb" style:list-style-name="LFO1" style:family="paragraph">
      <style:paragraph-properties fo:margin-top="0in" fo:background-color="#FFFFFF"/>
      <style:text-properties style:font-name="Arial" style:font-name-complex="Arial" fo:font-size="14pt" style:font-size-asian="14pt" style:font-size-complex="14pt"/>
    </style:style>
    <style:style style:name="P18" style:parent-style-name="NormalWeb" style:family="paragraph">
      <style:paragraph-properties fo:margin-top="0in" fo:background-color="#FFFFFF"/>
      <style:text-properties style:font-name="Arial" style:font-name-complex="Arial" fo:font-size="16.5pt" style:font-size-asian="16.5pt" style:font-size-complex="16.5pt"/>
    </style:style>
    <style:style style:name="P19" style:parent-style-name="NormalWeb" style:family="paragraph">
      <style:paragraph-properties fo:margin-top="0in" fo:background-color="#FFFFFF"/>
      <style:text-properties style:font-name="Arial" style:font-name-complex="Arial" fo:font-size="16.5pt" style:font-size-asian="16.5pt" style:font-size-complex="16.5pt"/>
    </style:style>
    <style:style style:name="P20" style:parent-style-name="NormalWeb" style:family="paragraph">
      <style:paragraph-properties fo:margin-top="0in" fo:background-color="#FFFFFF"/>
      <style:text-properties style:font-name="Arial" style:font-name-complex="Arial" fo:font-size="16.5pt" style:font-size-asian="16.5pt" style:font-size-complex="16.5pt"/>
    </style:style>
    <style:style style:name="P21" style:parent-style-name="Normal" style:family="paragraph">
      <style:text-properties fo:font-size="14pt" style:font-size-asian="14pt" style:font-size-complex="14pt"/>
    </style:style>
    <style:style style:name="P22" style:parent-style-name="Normal" style:family="paragraph">
      <style:text-properties fo:font-weight="bold" style:font-weight-asian="bold" style:font-weight-complex="bold" fo:font-size="20pt" style:font-size-asian="20pt" style:font-size-complex="20pt"/>
    </style:style>
    <style:style style:name="P23" style:parent-style-name="Normal" style:family="paragraph">
      <style:text-properties fo:font-size="14pt" style:font-size-asian="14pt" style:font-size-complex="14pt"/>
    </style:style>
    <style:style style:name="P24" style:parent-style-name="Normal" style:family="paragraph">
      <style:text-properties fo:font-size="14pt" style:font-size-asian="14pt" style:font-size-complex="14pt"/>
    </style:style>
    <style:style style:name="P25" style:parent-style-name="Normal" style:family="paragraph">
      <style:text-properties fo:font-size="14pt" style:font-size-asian="14pt" style:font-size-complex="14pt"/>
    </style:style>
  </office:automatic-styles>
  <office:body>
    <office:text text:use-soft-page-breaks="true">
      <text:p text:style-name="P1">Problem definition:</text:p>
      <text:p text:style-name="P2">Earthquake prediction model using python</text:p>
      <text:p text:style-name="Normal"><text:span text:style-name="T3"><text:s text:c="5"/></text:span><text:span text:style-name="T4">Predicting earthquakes is one of the great unsolved problems in the earth sciences.</text:span><text:span text:style-name="T5"><text:s/>With the increase in the use of technology, many seismic monitoring stations have increased, so we can use machine learning and other data-driven methods to predict earthquakes.</text:span></text:p>
      <text:p text:style-name="P6"><text:s text:c="5"/>If a disaster occurs in one region, it is likely to happen again. Some regions have frequent earthquakes, but this is only a comparative amount compared to other regions.So, predicting the earthquake with date and time, latitude and longitude from previous data is not a trend that follows like other things, it happens naturally.</text:p>
      <text:p text:style-name="P7">Design Thinking</text:p>
      <text:list text:style-name="LFO1" text:continue-numbering="true">
        <text:list-item>
          <text:p text:style-name="P8">To create a model for earthquake prediction by importing the necessary python libraries.</text:p>
        </text:list-item>
        <text:list-item>
          <text:p text:style-name="P9">Load and read the dataset.</text:p>
        </text:list-item>
        <text:list-item>
          <text:p text:style-name="P10">Create an object of the<text:s/>main<text:s/>characteristics<text:s/>of earthquake<text:s/>, namely, date, time, latitude, longitude, depth, magnitude.</text:p>
        </text:list-item>
        <text:list-item>
          <text:p text:style-name="P11">Since the data is random, so we need to scale it based on the model inputs. In this, we convert the given date and time to Unix time which is in seconds and a number.</text:p>
        </text:list-item>
        <text:list-item>
          <text:p text:style-name="P12">Before we create the earthquake prediction model, visualize the data on a world map that shows a clear representation of where the earthquake frequency will be more.</text:p>
        </text:list-item>
        <text:list-item>
          <text:p text:style-name="P13">To create the earthquake prediction model, we need to divide the data into Xs and ys which respectively will be entered into the model as inputs to receive the output from the model.</text:p>
        </text:list-item>
        <text:list-item>
          <text:p text:style-name="P14">The inputs are Timestamp, Latitude and Longitude and the outputs are Magnitude and Depth.Split the xs and ys into train and test with validation. The training set contains 80% and the test set contains 20%.</text:p>
        </text:list-item>
        <text:list-item>
          <text:p text:style-name="P15">Now<text:s/>create a neural network to fit the data from the training set. Our neural network will consist of three dense layers each with 16, 16, 2 nodes and reread. Relu and softmax will be used as activation functions.</text:p>
        </text:list-item>
        <text:list-item>
          <text:p text:style-name="P16">To define the hyperparameters with two or more options to find the best fit.</text:p>
        </text:list-item>
        <text:list-item>
          <text:p text:style-name="P17">We need to find the best fit of the above model and get the mean test score and standard deviation of the best fit model.</text:p>
        </text:list-item>
      </text:list>
      <text:p text:style-name="P18"/>
      <text:p text:style-name="P19"/>
      <text:p text:style-name="P20"/>
      <text:p text:style-name="P21"/>
      <text:p text:style-name="P22"/>
      <text:p text:style-name="P23"/>
      <text:p text:style-name="P24"/>
      <text:p text:style-name="P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Latha" svg:font-family="Latha"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Lath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ta" style:country-complex="IN" style:text-combine="none" fo:hyphenate="true"/>
    </style:default-style>
    <style:style style:name="Normal" style:display-name="Normal" style:family="paragraph">
      <style:text-properties style:font-name-complex="Latha"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complex="Times New Roman" style:letter-kerning="false" fo:font-size="12pt" style:font-size-asian="12pt" style:font-size-complex="12pt" fo:hyphenate="false"/>
    </style:style>
    <style:style style:name="pl-k" style:display-name="pl-k" style:family="text" style:parent-style-name="DefaultParagraphFont"/>
    <style:style style:name="pl-s1" style:display-name="pl-s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nkariuma89@gmail.com</meta:initial-creator>
    <dc:creator>sankariuma89@gmail.com</dc:creator>
    <meta:creation-date>2023-09-28T05:19:00Z</meta:creation-date>
    <dc:date>2023-09-28T05:19:00Z</dc:date>
    <meta:template xlink:href="Normal.dotm" xlink:type="simple"/>
    <meta:editing-cycles>35</meta:editing-cycles>
    <meta:editing-duration>PT1740S</meta:editing-duration>
    <meta:document-statistic meta:page-count="1" meta:paragraph-count="4" meta:word-count="307" meta:character-count="2056" meta:row-count="14" meta:non-whitespace-character-count="1753"/>
  </office:meta>
</office:document-meta>
</file>